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05cm"/>
    </style:style>
    <style:style style:name="Table1.B" style:family="table-column">
      <style:table-column-properties style:column-width="5.826cm"/>
    </style:style>
    <style:style style:name="Table1.C" style:family="table-column">
      <style:table-column-properties style:column-width="8.12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247cm" style:contextual-spacing="false"/>
    </style:style>
    <style:style style:name="P2" style:family="paragraph" style:parent-style-name="Standard">
      <style:paragraph-properties fo:margin-top="0cm" fo:margin-bottom="0.499cm" style:contextual-spacing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cm" fo:margin-bottom="0cm" style:contextual-spacing="false" style:writing-mode="lr-tb"/>
    </style:style>
    <style:style style:name="P9" style:family="paragraph" style:parent-style-name="Text_20_body" style:list-style-name="L5">
      <style:paragraph-properties style:writing-mode="lr-tb"/>
    </style:style>
    <style:style style:name="P10" style:family="paragraph" style:parent-style-name="Text_20_body">
      <style:paragraph-properties fo:margin-top="0cm" fo:margin-bottom="0cm" style:contextual-spacing="false" style:writing-mode="lr-tb"/>
    </style:style>
    <style:style style:name="P11" style:family="paragraph" style:parent-style-name="Text_20_body" style:list-style-name="L6">
      <style:paragraph-properties fo:margin-top="0cm" fo:margin-bottom="0cm" style:contextual-spacing="false" style:writing-mode="lr-tb"/>
    </style:style>
    <style:style style:name="P12" style:family="paragraph" style:parent-style-name="Text_20_body" style:list-style-name="L6">
      <style:paragraph-properties style:writing-mode="lr-tb"/>
    </style:style>
    <style:style style:name="P13" style:family="paragraph" style:parent-style-name="Text_20_body">
      <style:paragraph-properties style:writing-mode="lr-tb"/>
    </style:style>
    <style:style style:name="P14" style:family="paragraph" style:parent-style-name="Text_20_body">
      <style:paragraph-properties fo:margin-top="0cm" fo:margin-bottom="0cm" style:contextual-spacing="false" style:writing-mode="lr-tb"/>
      <style:text-properties fo:font-weight="bold" style:font-weight-asian="bold" style:font-weight-complex="bold"/>
    </style:style>
    <style:style style:name="T1" style:family="text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-x-content">
        <text:section text:style-name="Sect1" text:name="_PNe4ab_2K6qhnesP1qW2iAQ_1-header">
          <text:p text:style-name="P1"/>
          <text:section text:style-name="Sect1" text:name="atritem-_PNe4ab_2K6qhnesP1qW2iAQ_5">
            <text:p text:style-name="P1"/>
          </text:section>
        </text:section>
        <text:section text:style-name="Sect1" text:name="PNe4ab_2K6qhnesP1qW2iAQ_tts-scoped-element">
          <text:p text:style-name="P3"><text:span text:style-name="Strong_20_Emphasis">Git</text:span></text:p>
          <text:p text:style-name="P3">is an open-source, distributed <text:span text:style-name="Strong_20_Emphasis">version control system (VCS)</text:span>, while <text:span text:style-name="Strong_20_Emphasis">GitHub</text:span> is a web-based <text:span text:style-name="Strong_20_Emphasis">hosting service and collaboration platform</text:span> built around Git. You use Git to manage code changes locally on your computer, and you use GitHub to store those changes online and work with others. </text:p>
          <text:p text:style-name="P3">Git</text:p>
          <text:p text:style-name="P2">Git is the underlying technology and software tool that tracks changes in any set of computer files, usually source code, during software development. </text:p>
          <text:list xml:id="list363080713" text:style-name="L5">
            <text:list-item>
              <text:p text:style-name="P8"><text:span text:style-name="Strong_20_Emphasis">Core Functionality:</text:span> It allows developers to save "snapshots" (called commits) of their work, manage different versions (branches), and revert to previous states if needed.</text:p>
            </text:list-item>
            <text:list-item>
              <text:p text:style-name="P8"><text:span text:style-name="Strong_20_Emphasis">Nature:</text:span> It operates locally on a developer's machine and doesn't require an internet connection for core operations.</text:p>
            </text:list-item>
            <text:list-item>
              <text:p text:style-name="P8"><text:span text:style-name="Strong_20_Emphasis">Usage:</text:span> It's primarily used through a command-line interface, though graphical user interfaces (GUIs) are available.</text:p>
            </text:list-item>
            <text:list-item>
              <text:p text:style-name="P9"><text:span text:style-name="Strong_20_Emphasis">Benefit:</text:span> Every developer has a full copy of the project's history, making it fast, reliable, and resilient. </text:p>
            </text:list-item>
          </text:list>
          <text:p text:style-name="P10">You can download and install Git from the <text:a xlink:type="simple" xlink:href="https://git-scm.com/" office:target-frame-name="_blank" xlink:show="new" text:style-name="Internet_20_link" text:visited-style-name="Visited_20_Internet_20_Link">official Git website</text:a>. </text:p>
          <text:p text:style-name="P10"/>
          <text:p text:style-name="P14">GitHub</text:p>
          <text:p text:style-name="P13">GitHub is a platform that uses Git and provides a central location (a "hub") for hosting Git repositories (online storage for your code). </text:p>
          <text:list xml:id="list246769423" text:style-name="L6">
            <text:list-item>
              <text:p text:style-name="P11"><text:span text:style-name="Strong_20_Emphasis">Core Functionality:</text:span> It offers a web interface and additional features for collaboration, project management, and automation.</text:p>
            </text:list-item>
            <text:list-item>
              <text:p text:style-name="P11"><text:span text:style-name="Strong_20_Emphasis">Nature:</text:span> It is a cloud-based service that requires an internet connection for syncing local changes with the remote repository.</text:p>
            </text:list-item>
            <text:list-item>
              <text:p text:style-name="P11"><text:span text:style-name="Strong_20_Emphasis">Usage:</text:span> It provides an intuitive graphical user interface and tools such as:</text:p>
              <text:list>
                <text:list-item>
                  <text:p text:style-name="P11"><text:span text:style-name="Strong_20_Emphasis">Pull requests:</text:span> A mechanism to propose and discuss changes before merging them into the main codebase.</text:p>
                </text:list-item>
                <text:list-item>
                  <text:p text:style-name="P11"><text:span text:style-name="Strong_20_Emphasis">Issue tracking:</text:span> Tools for managing bugs, feature requests, and project tasks.</text:p>
                </text:list-item>
                <text:list-item>
                  <text:p text:style-name="P11"><text:span text:style-name="Strong_20_Emphasis">Code review:</text:span> A process for team members to review and comment on code changes.</text:p>
                </text:list-item>
                <text:list-item>
                  <text:p text:style-name="P11"><text:span text:style-name="Strong_20_Emphasis">GitHub Actions:</text:span> An integrated platform for automating workflows like testing and deployment (CI/CD).</text:p>
                </text:list-item>
              </text:list>
            </text:list-item>
            <text:list-item>
              <text:p text:style-name="P12"><text:span text:style-name="Strong_20_Emphasis">Benefit:</text:span> It simplifies teamwork, provides a backup for code, and serves as a major hub for the open-source community. </text:p>
            </text:list-item>
          </text:list>
          <text:p text:style-name="P10">You can create an account and explore projects on the <text:a xlink:type="simple" xlink:href="https://github.com/" office:target-frame-name="_blank" xlink:show="new" text:style-name="Internet_20_link" text:visited-style-name="Visited_20_Internet_20_Link">GitHub website</text:a>. </text:p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<text:soft-page-break/>Summary of Differences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>
              <table:table-cell table:style-name="Table1.A1" office:value-type="string">
                <text:p text:style-name="Table_20_Heading">Feature </text:p>
              </table:table-cell>
              <table:table-cell table:style-name="Table1.A1" office:value-type="string">
                <text:p text:style-name="Table_20_Heading">Git</text:p>
              </table:table-cell>
              <table:table-cell table:style-name="Table1.A1" office:value-type="string">
                <text:p text:style-name="Table_20_Heading">GitHub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Type</text:span></text:p>
              </table:table-cell>
              <table:table-cell table:style-name="Table1.A1" office:value-type="string">
                <text:p text:style-name="Table_20_Contents">Software tool (VCS)</text:p>
              </table:table-cell>
              <table:table-cell table:style-name="Table1.A1" office:value-type="string">
                <text:p text:style-name="Table_20_Contents">Web-based hosting and collaboration platform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Location</text:span></text:p>
              </table:table-cell>
              <table:table-cell table:style-name="Table1.A1" office:value-type="string">
                <text:p text:style-name="Table_20_Contents">Installed locally on your computer</text:p>
              </table:table-cell>
              <table:table-cell table:style-name="Table1.A1" office:value-type="string">
                <text:p text:style-name="Table_20_Contents">Hosted on the cloud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Connectivity</text:span></text:p>
              </table:table-cell>
              <table:table-cell table:style-name="Table1.A1" office:value-type="string">
                <text:p text:style-name="Table_20_Contents">Works offline</text:p>
              </table:table-cell>
              <table:table-cell table:style-name="Table1.A1" office:value-type="string">
                <text:p text:style-name="Table_20_Contents">Requires an internet connection for syncing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Interface</text:span></text:p>
              </table:table-cell>
              <table:table-cell table:style-name="Table1.A1" office:value-type="string">
                <text:p text:style-name="Table_20_Contents">Primarily command-line interface (CLI)</text:p>
              </table:table-cell>
              <table:table-cell table:style-name="Table1.A1" office:value-type="string">
                <text:p text:style-name="Table_20_Contents">Graphical user interface (GUI)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Purpose</text:span></text:p>
              </table:table-cell>
              <table:table-cell table:style-name="Table1.A1" office:value-type="string">
                <text:p text:style-name="Table_20_Contents">Manages versions and tracks changes</text:p>
              </table:table-cell>
              <table:table-cell table:style-name="Table1.A1" office:value-type="string">
                <text:p text:style-name="Table_20_Contents">Hosts repositories, facilitates collaboration, and offers project management tools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Owner/Maintainer</text:span></text:p>
              </table:table-cell>
              <table:table-cell table:style-name="Table1.A1" office:value-type="string">
                <text:p text:style-name="Table_20_Contents">Open-source community (created by Linus Torvalds)</text:p>
              </table:table-cell>
              <table:table-cell table:style-name="Table1.A1" office:value-type="string">
                <text:p text:style-name="Table_20_Contents">Microsoft (since 2018)</text:p>
              </table:table-cell>
            </table:table-row>
          </table:table>
          <text:p text:style-name="P10"/>
          <text:p text:style-name="P10">In essence, Git is the engine that handles version control, and GitHub is the platform that puts that engine in a collaborative, cloud-accessible environment. Most developers use them in tandem.</text:p>
        </text:section>
      </text:section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09:52:35.362106787</meta:creation-date>
    <dc:date>2026-03-17T10:03:45.195840531</dc:date>
    <meta:editing-duration>PT59S</meta:editing-duration>
    <meta:editing-cycles>1</meta:editing-cycles>
    <meta:document-statistic meta:table-count="1" meta:image-count="0" meta:object-count="0" meta:page-count="2" meta:paragraph-count="43" meta:word-count="420" meta:character-count="2755" meta:non-whitespace-character-count="2382"/>
    <meta:generator>LibreOffice/7.3.7.2$Linux_X86_64 LibreOffice_project/30$Build-2</meta:generator>
  </office:meta>
</office:document-meta>
</file>